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dc8f6" officeooo:paragraph-rsid="001dc8f6"/>
    </style:style>
    <style:style style:name="P2" style:family="paragraph" style:parent-style-name="Text_20_body">
      <style:text-properties officeooo:rsid="001dc8f6" officeooo:paragraph-rsid="001e6e95"/>
    </style:style>
    <style:style style:name="P3" style:family="paragraph" style:parent-style-name="Text_20_body">
      <style:text-properties officeooo:rsid="005084c0" officeooo:paragraph-rsid="005084c0"/>
    </style:style>
    <style:style style:name="P4" style:family="paragraph" style:parent-style-name="Text_20_body">
      <style:text-properties officeooo:rsid="002db51c" officeooo:paragraph-rsid="004006ad"/>
    </style:style>
    <style:style style:name="P5" style:family="paragraph" style:parent-style-name="Text_20_body">
      <style:text-properties officeooo:rsid="00250e3d" officeooo:paragraph-rsid="004b414e"/>
    </style:style>
    <style:style style:name="P6" style:family="paragraph" style:parent-style-name="Text_20_body">
      <style:text-properties officeooo:paragraph-rsid="005eef3c"/>
    </style:style>
    <style:style style:name="P7" style:family="paragraph" style:parent-style-name="Text_20_body">
      <style:text-properties officeooo:paragraph-rsid="00634748"/>
    </style:style>
    <style:style style:name="P8" style:family="paragraph" style:parent-style-name="Text_20_body">
      <style:text-properties officeooo:paragraph-rsid="0063c57a"/>
    </style:style>
    <style:style style:name="P9" style:family="paragraph" style:parent-style-name="Text_20_body">
      <style:text-properties fo:font-weight="bold" officeooo:rsid="006bb7c7" officeooo:paragraph-rsid="006bb7c7" style:font-weight-asian="bold" style:font-weight-complex="bold"/>
    </style:style>
    <style:style style:name="P10" style:family="paragraph" style:parent-style-name="Text_20_body">
      <style:text-properties officeooo:rsid="0070230e" officeooo:paragraph-rsid="0070230e"/>
    </style:style>
    <style:style style:name="P11" style:family="paragraph" style:parent-style-name="Text_20_body">
      <style:text-properties officeooo:rsid="00721847" officeooo:paragraph-rsid="00721847"/>
    </style:style>
    <style:style style:name="P12" style:family="paragraph" style:parent-style-name="Text_20_body">
      <style:text-properties officeooo:rsid="0072b698" officeooo:paragraph-rsid="0072b698"/>
    </style:style>
    <style:style style:name="P13" style:family="paragraph" style:parent-style-name="Text_20_body">
      <style:text-properties officeooo:rsid="0072bac7" officeooo:paragraph-rsid="0072bac7"/>
    </style:style>
    <style:style style:name="P14" style:family="paragraph" style:parent-style-name="Heading_20_2">
      <style:text-properties officeooo:rsid="001dc8f6" officeooo:paragraph-rsid="001dc8f6"/>
    </style:style>
    <style:style style:name="P15" style:family="paragraph" style:parent-style-name="Heading_20_2">
      <style:text-properties officeooo:paragraph-rsid="00432514"/>
    </style:style>
    <style:style style:name="P16" style:family="paragraph" style:parent-style-name="Heading_20_2">
      <style:text-properties officeooo:rsid="00593620" officeooo:paragraph-rsid="00593620"/>
    </style:style>
    <style:style style:name="P17" style:family="paragraph" style:parent-style-name="Heading_20_2">
      <style:text-properties officeooo:rsid="00634748" officeooo:paragraph-rsid="00634748"/>
    </style:style>
    <style:style style:name="P18" style:family="paragraph" style:parent-style-name="Heading_20_3">
      <style:text-properties officeooo:rsid="005084c0" officeooo:paragraph-rsid="005084c0"/>
    </style:style>
    <style:style style:name="P19" style:family="paragraph" style:parent-style-name="Heading_20_3">
      <style:text-properties officeooo:rsid="006bb7c7" officeooo:paragraph-rsid="006bb7c7"/>
    </style:style>
    <style:style style:name="P20" style:family="paragraph" style:parent-style-name="Heading_20_3">
      <style:text-properties officeooo:rsid="006cd583" officeooo:paragraph-rsid="006cd583"/>
    </style:style>
    <style:style style:name="P21" style:family="paragraph" style:parent-style-name="Heading_20_3">
      <style:text-properties officeooo:rsid="0063c57a" officeooo:paragraph-rsid="0063c57a"/>
    </style:style>
    <style:style style:name="P22" style:family="paragraph" style:parent-style-name="Heading_20_3">
      <style:text-properties officeooo:rsid="0066337b" officeooo:paragraph-rsid="0067082c"/>
    </style:style>
    <style:style style:name="T1" style:family="text">
      <style:text-properties officeooo:rsid="001e6e95"/>
    </style:style>
    <style:style style:name="T2" style:family="text">
      <style:text-properties officeooo:rsid="002a7eed"/>
    </style:style>
    <style:style style:name="T3" style:family="text">
      <style:text-properties officeooo:rsid="002eec33"/>
    </style:style>
    <style:style style:name="T4" style:family="text">
      <style:text-properties officeooo:rsid="00300876"/>
    </style:style>
    <style:style style:name="T5" style:family="text">
      <style:text-properties officeooo:rsid="0035ae35"/>
    </style:style>
    <style:style style:name="T6" style:family="text">
      <style:text-properties officeooo:rsid="00379ff3"/>
    </style:style>
    <style:style style:name="T7" style:family="text">
      <style:text-properties officeooo:rsid="0038b86f"/>
    </style:style>
    <style:style style:name="T8" style:family="text">
      <style:text-properties officeooo:rsid="003c268d"/>
    </style:style>
    <style:style style:name="T9" style:family="text">
      <style:text-properties officeooo:rsid="003ede20"/>
    </style:style>
    <style:style style:name="T10" style:family="text">
      <style:text-properties officeooo:rsid="0040195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00876" style:font-weight-asian="bold" style:font-weight-complex="bold"/>
    </style:style>
    <style:style style:name="T13" style:family="text">
      <style:text-properties fo:font-weight="bold" officeooo:rsid="003c268d" style:font-weight-asian="bold" style:font-weight-complex="bold"/>
    </style:style>
    <style:style style:name="T14" style:family="text">
      <style:text-properties fo:font-weight="bold" officeooo:rsid="0042a66f" style:font-weight-asian="bold" style:font-weight-complex="bold"/>
    </style:style>
    <style:style style:name="T15" style:family="text">
      <style:text-properties fo:font-weight="bold" officeooo:rsid="00401950" style:font-weight-asian="bold" style:font-weight-complex="bold"/>
    </style:style>
    <style:style style:name="T16" style:family="text">
      <style:text-properties fo:font-weight="bold" officeooo:rsid="004f6e83" style:font-weight-asian="bold" style:font-weight-complex="bold"/>
    </style:style>
    <style:style style:name="T17" style:family="text">
      <style:text-properties fo:font-weight="bold" officeooo:rsid="002a7eed" style:font-weight-asian="bold" style:font-weight-complex="bold"/>
    </style:style>
    <style:style style:name="T18" style:family="text">
      <style:text-properties fo:font-weight="bold" officeooo:rsid="005647aa" style:font-weight-asian="bold" style:font-weight-complex="bold"/>
    </style:style>
    <style:style style:name="T19" style:family="text">
      <style:text-properties fo:font-weight="bold" officeooo:rsid="004006ad" style:font-weight-asian="bold" style:font-weight-complex="bold"/>
    </style:style>
    <style:style style:name="T20" style:family="text">
      <style:text-properties fo:font-weight="bold" officeooo:rsid="0057dd6f" style:font-weight-asian="bold" style:font-weight-complex="bold"/>
    </style:style>
    <style:style style:name="T21" style:family="text">
      <style:text-properties officeooo:rsid="0042a66f"/>
    </style:style>
    <style:style style:name="T22" style:family="text">
      <style:text-properties fo:font-weight="normal" officeooo:rsid="0042a66f" style:font-weight-asian="normal" style:font-weight-complex="normal"/>
    </style:style>
    <style:style style:name="T23" style:family="text">
      <style:text-properties fo:font-weight="normal" officeooo:rsid="005647aa" style:font-weight-asian="normal" style:font-weight-complex="normal"/>
    </style:style>
    <style:style style:name="T24" style:family="text">
      <style:text-properties officeooo:rsid="00432514"/>
    </style:style>
    <style:style style:name="T25" style:family="text">
      <style:text-properties officeooo:rsid="00442a51"/>
    </style:style>
    <style:style style:name="T26" style:family="text">
      <style:text-properties officeooo:rsid="00446eb9"/>
    </style:style>
    <style:style style:name="T27" style:family="text">
      <style:text-properties officeooo:rsid="00459d97"/>
    </style:style>
    <style:style style:name="T28" style:family="text">
      <style:text-properties officeooo:rsid="00479430"/>
    </style:style>
    <style:style style:name="T29" style:family="text">
      <style:text-properties officeooo:rsid="0047ce25"/>
    </style:style>
    <style:style style:name="T30" style:family="text">
      <style:text-properties officeooo:rsid="004f6e83"/>
    </style:style>
    <style:style style:name="T31" style:family="text">
      <style:text-properties officeooo:rsid="00500e39"/>
    </style:style>
    <style:style style:name="T32" style:family="text">
      <style:text-properties officeooo:rsid="0051921d"/>
    </style:style>
    <style:style style:name="T33" style:family="text">
      <style:text-properties officeooo:rsid="005647aa"/>
    </style:style>
    <style:style style:name="T34" style:family="text">
      <style:text-properties officeooo:rsid="005c3eeb"/>
    </style:style>
    <style:style style:name="T35" style:family="text">
      <style:text-properties officeooo:rsid="005ca3ee"/>
    </style:style>
    <style:style style:name="T36" style:family="text">
      <style:text-properties officeooo:rsid="007328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>Concept</text:h>
      <text:p text:style-name="P2">The aim is to produce a fun, <text:span text:style-name="T25">interactive</text:span>, <text:span text:style-name="T24">immersive</text:span> text-based <text:span text:style-name="T1">role playing game</text:span><text:span text:style-name="T24"> inhabited by characters that </text:span><text:span text:style-name="T26">move </text:span><text:span text:style-name="T27">around</text:span><text:span text:style-name="T26"> and interact </text:span><text:span text:style-name="T28">witch each other</text:span><text:span text:style-name="T26"> as if they are living in </text:span><text:span text:style-name="T29">the world</text:span><text:span text:style-name="T26">.</text:span></text:p>
      <text:h text:style-name="P14" text:outline-level="2">Setting</text:h>
      <text:p text:style-name="P1">The game will be set in a medieval fantasy world.</text:p>
      <text:h text:style-name="Heading_20_1" text:outline-level="1">Game Structure</text:h>
      <text:h text:style-name="P15" text:outline-level="2">World</text:h>
      <text:h text:style-name="Heading_20_3" text:outline-level="3">Zones</text:h>
      <text:p text:style-name="P5"><text:span text:style-name="T30">The world is divided in </text:span><text:span text:style-name="T16">zones</text:span><text:span text:style-name="T30"> in which all characters, including the player character reside. </text:span>There will <text:span text:style-name="T2">be an overworld map that shows all the </text:span><text:span text:style-name="T17">zones</text:span><text:span text:style-name="T2"> </text:span><text:span text:style-name="T30">which are currently known to the player </text:span><text:span text:style-name="T31">character</text:span><text:span text:style-name="T30">.</text:span></text:p>
      <text:h text:style-name="P18" text:outline-level="3">Areas</text:h>
      <text:p text:style-name="P3">Each <text:span text:style-name="T11">zone</text:span> consists of one or multiple <text:span text:style-name="T11">areas</text:span> which the characters can travel between while residing in the zone.</text:p>
      <text:h text:style-name="Heading_20_2" text:outline-level="2"><text:span text:style-name="T3">Order</text:span> of Play</text:h>
      <text:p text:style-name="P4">The <text:span text:style-name="T3">game is played in </text:span><text:span text:style-name="T4">days which </text:span><text:span text:style-name="T32">time is</text:span><text:span text:style-name="T4"> </text:span><text:span text:style-name="T21">cycle</text:span><text:span text:style-name="T32">d</text:span><text:span text:style-name="T21"> through</text:span><text:span text:style-name="T4"> <text:s/>four </text:span><text:span text:style-name="T12">phases</text:span><text:span text:style-name="T4">: </text:span><text:span text:style-name="T5">Morning, </text:span><text:span text:style-name="T7">Afternoon</text:span><text:span text:style-name="T5">, </text:span><text:span text:style-name="T6">Evening</text:span><text:span text:style-name="T5">, Night. </text:span><text:span text:style-name="T8">During each phase, the player </text:span><text:span text:style-name="T33">(and all non-player characters)</text:span><text:span text:style-name="T8"> can </text:span><text:span text:style-name="T33">take do the following </text:span><text:span text:style-name="T18">actions</text:span><text:span text:style-name="T23">:</text:span></text:p>
      <text:p text:style-name="P4"><text:span text:style-name="T8">* </text:span><text:span text:style-name="T19">T</text:span><text:span text:style-name="T13">ravel</text:span><text:span text:style-name="T8"> to a </text:span><text:span text:style-name="T13">zone</text:span><text:span text:style-name="T8"> that neighbors the zone the player is currently residing in</text:span><text:span text:style-name="T9">. </text:span></text:p>
      <text:p text:style-name="P4">* <text:span text:style-name="T15">Interact</text:span><text:span text:style-name="T10"> </text:span><text:span text:style-name="T21">an unlimited amount of times with objects or people in the </text:span><text:span text:style-name="T14">area</text:span><text:span text:style-name="T22"> that the player is currently residing in.</text:span></text:p>
      <text:p text:style-name="P4">* <text:span text:style-name="T14">Move</text:span><text:span text:style-name="T22"> move an unlimited amount of times through the available </text:span><text:span text:style-name="T14">areas</text:span><text:span text:style-name="T22"> in the </text:span><text:span text:style-name="T14">zone.</text:span></text:p>
      <text:p text:style-name="P6"><text:span text:style-name="T21">A move or inte</text:span><text:span text:style-name="T35">r</text:span><text:span text:style-name="T21">action can potentially t</text:span><text:span text:style-name="T34">r</text:span><text:span text:style-name="T21">igger an </text:span><text:span text:style-name="T14">event</text:span><text:span text:style-name="T22">. </text:span><text:span text:style-name="T23">Once a character </text:span><text:span text:style-name="T18">travels</text:span><text:span text:style-name="T23"> to another </text:span><text:span text:style-name="T18">zone</text:span><text:span text:style-name="T23"> or completes an </text:span><text:span text:style-name="T18">event</text:span><text:span text:style-name="T23">, regardless of outcome, they can do no more </text:span><text:span text:style-name="T18">actions</text:span><text:span text:style-name="T23"> for the time phase.</text:span></text:p>
      <text:p text:style-name="P6"><text:span text:style-name="T23">All non-player characters do their </text:span><text:span text:style-name="T18">actions</text:span><text:span text:style-name="T23"> after the player is finished with his </text:span><text:span text:style-name="T18">actions</text:span><text:span text:style-name="T23">. Once all characters have finished their </text:span><text:span text:style-name="T18">a</text:span><text:span text:style-name="T20">c</text:span><text:span text:style-name="T18">tions</text:span><text:span text:style-name="T23">, time will be set to the next </text:span><text:span text:style-name="T18">phase</text:span><text:span text:style-name="T23">.</text:span></text:p>
      <text:h text:style-name="P16" text:outline-level="2">Characters</text:h>
      <text:h text:style-name="P19" text:outline-level="3"/>
      <text:h text:style-name="P19" text:outline-level="3">Health</text:h>
      <text:p text:style-name="P9"/>
      <text:h text:style-name="P20" text:outline-level="3"><text:soft-page-break/>Mind</text:h>
      <text:p text:style-name="P8"/>
      <text:p text:style-name="P8"/>
      <text:h text:style-name="P20" text:outline-level="3">Fatigue</text:h>
      <text:p text:style-name="P8"/>
      <text:p text:style-name="P8"/>
      <text:h text:style-name="P21" text:outline-level="3">Attributes</text:h>
      <text:p text:style-name="P10"/>
      <text:p text:style-name="P10">Strength<text:tab/><text:tab/><text:span text:style-name="T36">health</text:span></text:p>
      <text:p text:style-name="P10">Agility<text:tab/><text:tab/><text:span text:style-name="T36">fatigue</text:span></text:p>
      <text:p text:style-name="P10">Intelligence<text:tab/><text:tab/><text:span text:style-name="T36">mind</text:span></text:p>
      <text:p text:style-name="P11">Charisma<text:tab/><text:tab/><text:span text:style-name="T36">mind + fatigue</text:span></text:p>
      <text:p text:style-name="P12">Willpower<text:tab/><text:tab/><text:span text:style-name="T36">mind + health</text:span></text:p>
      <text:p text:style-name="P13">Endurance<text:tab/><text:tab/><text:span text:style-name="T36">health + fatigue</text:span></text:p>
      <text:p text:style-name="P8"/>
      <text:h text:style-name="P21" text:outline-level="3">Traits</text:h>
      <text:p text:style-name="P8"/>
      <text:p text:style-name="P8"/>
      <text:h text:style-name="P22" text:outline-level="3">Abilities</text:h>
      <text:p text:style-name="P8"/>
      <text:p text:style-name="P8"/>
      <text:h text:style-name="P17" text:outline-level="2">Events</text:h>
      <text:p text:style-name="P7"/>
      <text:p text:style-name="P7"/>
      <text:h text:style-name="P17" text:outline-level="2">Battle</text:h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5T15:19:21.400828194</dc:date>
    <meta:editing-duration>PT3H15M56S</meta:editing-duration>
    <meta:editing-cycles>83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277" meta:character-count="1635" meta:non-whitespace-character-count="1382"/>
  </office:meta>
</office:document-meta>
</file>